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margin-left="0.25in" fo:margin-right="0in" fo:text-indent="0in" style:auto-text-indent="false"/>
      <style:text-properties style:font-name="Verdana" fo:font-size="11pt" style:font-size-asian="11pt" style:font-name-complex="Verdana"/>
    </style:style>
    <style:style style:name="P2" style:family="paragraph" style:parent-style-name="Standard" style:master-page-name="Standard">
      <style:paragraph-properties fo:margin-left="0.25in" fo:margin-right="0in" fo:text-indent="0in" style:auto-text-indent="false" style:page-number="auto"/>
      <style:text-properties style:font-name="Verdana" fo:font-size="11pt" fo:font-weight="bold" style:font-size-asian="11pt" style:font-weight-asian="bold" style:font-name-complex="Arial" style:font-size-complex="14pt"/>
    </style:style>
    <style:style style:name="P3" style:family="paragraph" style:parent-style-name="Standard">
      <style:paragraph-properties fo:margin-left="0.5in" fo:margin-right="0in" fo:margin-top="0.0835in" fo:margin-bottom="0.0835in" fo:line-height="0.1665in" fo:text-indent="0in" style:auto-text-indent="false"/>
      <style:text-properties style:font-name="Verdana" fo:font-size="11pt" style:font-size-asian="11pt" style:font-name-complex="Ari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bbreviations of civic status of cities/towns</text:p>
      <text:p text:style-name="P1"/>
      <text:p text:style-name="P3">C.B.<text:tab/><text:tab/>-<text:tab/>Cantonment Board/Cantonment</text:p>
      <text:p text:style-name="P3">C.M.C.<text:tab/>-<text:tab/>City Municipal Council</text:p>
      <text:p text:style-name="P3">E.O<text:tab/><text:tab/>-<text:tab/>Estate Office</text:p>
      <text:p text:style-name="P3">G.P.<text:tab/><text:tab/>-<text:tab/>Gram Panchayat</text:p>
      <text:p text:style-name="P3">I.N.A.<text:tab/><text:tab/>-<text:tab/>Industrial Notified Area</text:p>
      <text:p text:style-name="P3">I.T.S.<text:tab/><text:tab/>-<text:tab/>Industrial Township</text:p>
      <text:p text:style-name="P3">M<text:tab/><text:tab/>-<text:tab/>Municipality</text:p>
      <text:p text:style-name="P3">M.B.<text:tab/><text:tab/>-<text:tab/>Municipal Board</text:p>
      <text:p text:style-name="P3">M.C.<text:tab/><text:tab/>-<text:tab/>Municipal Committee</text:p>
      <text:p text:style-name="P3">M.Cl.<text:tab/><text:tab/>-<text:tab/>Municipal Council</text:p>
      <text:p text:style-name="P3">M.Corp.<text:tab/>-<text:tab/>Municipal Corporation/Corporation</text:p>
      <text:p text:style-name="P3">N.A.<text:tab/><text:tab/>-<text:tab/>Notified Area</text:p>
      <text:p text:style-name="P3">N.A.C.<text:tab/><text:tab/>-<text:tab/>Notified Area Committee/Notified Area Council</text:p>
      <text:p text:style-name="P3">N.P.<text:tab/><text:tab/>-<text:tab/>Nagar Panchayat</text:p>
      <text:p text:style-name="P3">N.T.<text:tab/><text:tab/>-<text:tab/>Notified Town</text:p>
      <text:p text:style-name="P3">N.T.A.<text:tab/><text:tab/>-<text:tab/>Notified Town Area</text:p>
      <text:p text:style-name="P3">S.T.C.<text:tab/><text:tab/>-<text:tab/>Small Town Committee</text:p>
      <text:p text:style-name="P3">T.C.<text:tab/><text:tab/>-<text:tab/>Town Committee/Town Area Committee</text:p>
      <text:p text:style-name="P3">T.M.C.<text:tab/><text:tab/>-<text:tab/>Town Municipal Council</text:p>
      <text:p text:style-name="P3">T.P.<text:tab/><text:tab/>-<text:tab/>Town Panchayat</text:p>
      <text:p text:style-name="P3">T.S.<text:tab/><text:tab/>-<text:tab/>Township</text:p>
      <text:p text:style-name="P3">C.T.<text:tab/><text:tab/>-<text:tab/>Census Town</text:p>
      <text:p text:style-name="P3">O.G.<text:tab/><text:tab/>-<text:tab/>Outgrowth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Default_20_Paragraph_20_Font" style:display-name="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Abbreviations of civic status of cities/towns</dc:title>
    <meta:initial-creator>DCO, KARNATAKA</meta:initial-creator>
    <meta:creation-date>2005-06-28T12:43:00</meta:creation-date>
    <dc:creator>DCO, KARNATAKA</dc:creator>
    <dc:date>2005-06-28T12:43:00</dc:date>
    <meta:editing-cycles>1</meta:editing-cycles>
    <meta:editing-duration>P15824DT17H31M44S</meta:editing-duration>
    <meta:document-statistic meta:table-count="0" meta:image-count="0" meta:object-count="0" meta:page-count="1" meta:paragraph-count="24" meta:word-count="105" meta:character-count="678" meta:non-whitespace-character-count="576"/>
    <meta:generator>LibreOffice/3.5$Linux_X86_64 LibreOffice_project/350m1$Build-2</meta:generator>
    <meta:user-defined meta:name="Info 1"/>
    <meta:user-defined meta:name="Info 2"/>
    <meta:user-defined meta:name="Info 3"/>
    <meta:user-defined meta:name="Info 4"/>
  </office:meta>
</office:document-meta>
</file>